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draw:fill="solid" draw:textarea-vertical-align="middle"/>
    </style:style>
    <style:style style:name="P1" style:family="paragraph">
      <loext:graphic-properties draw:fill="solid"/>
      <style:paragraph-properties fo:text-align="center"/>
    </style:style>
  </office:automatic-styles>
  <office:body>
    <office:drawing>
      <draw:page draw:name="page1" draw:style-name="dp1" draw:master-page-name="Predeterminado">
        <draw:path draw:style-name="gr1" draw:text-style-name="P1" draw:layer="layout" svg:width="2.032cm" svg:height="16.09cm" draw:transform="rotate (-1.5707963267949) translate (18.1000489510287cm 2.56699999999998cm)" svg:viewBox="0 0 2033 16091" svg:d="M0 15998c313-25 635-30 933 62 520 162 512-518 561-778 76-402 103-807 124-1214 19-368 127-718 125-1090-3-394 1-787 31-1183 30-391 16-789 0-1182-20-469 51-931 31-1401-23-518 0-1038 0-1557 0-528 0-1057 0-1587 0-330-49-668 0-996 63-414 45-832 93-1245 64-552 18-1101 63-1650 28-332 87-668 31-996-50-292 262-826-312-841-342-9-650-138-965-280-593-268-357 436-373 623-29 341-29 687 0 1027 30 354 26 706 31 1058 6 373 0 749 0 1121 0 363 0 726 0 1089s0 728 0 1090c0 353 16 707 0 1058-14 313-61 624-93 934-38 366 21 724 31 1090 9 325 22 644 31 965 10 321 0 642 31 964 34 351 0 706 31 1059 29 330 28 667 0 996-30 354-21 707-31 1058-10 343 25 687-31 1027l-31 312-31 311-31 249">
          <text:p/>
        </draw:path>
        <draw:path draw:style-name="gr1" draw:text-style-name="P1" draw:layer="layout" svg:width="2.116cm" svg:height="0.454cm" draw:transform="rotate (-1.5707963267949) translate (5.261cm 2.334cm)" svg:viewBox="0 0 2117 455" svg:d="M0 436c311 0 626 43 934 0 312-44 622-82 934-124l249-312">
          <text:p/>
        </draw:path>
        <draw:path draw:style-name="gr1" draw:text-style-name="P1" draw:layer="layout" svg:width="1.774cm" svg:height="0.096cm" draw:transform="rotate (-1.5707963267949) translate (8cm 2.552cm)" svg:viewBox="0 0 1775 97" svg:d="M0 94c331-12 666 29 996-32l312-31 311-31h156">
          <text:p/>
        </draw:path>
        <draw:path draw:style-name="gr1" draw:text-style-name="P1" draw:layer="layout" svg:width="1.798cm" svg:height="0.101cm" draw:transform="rotate (-1.34948857764202) translate (11.0663771407904cm 2.64231525848665cm)" svg:viewBox="0 0 1799 102" svg:d="M0 17c336-24 679-31 1013 36l310 38 317 8 159 3">
          <text:p/>
        </draw:path>
        <draw:path draw:style-name="gr1" draw:text-style-name="P1" draw:layer="layout" svg:width="1.898cm" svg:height="0.062cm" draw:transform="rotate (-1.5707963267949) translate (14.6000087043169cm 2.677cm)" svg:viewBox="0 0 1899 63" svg:d="M0 1c332 8 665-21 996 31h311l311 31h281">
          <text:p/>
        </draw:path>
        <draw:path draw:style-name="gr1" draw:text-style-name="P1" draw:layer="layout" svg:width="0.459cm" svg:height="0.782cm" draw:transform="rotate (0.661479786505851) translate (3.28493478363892cm 3.27304451948876cm)" svg:viewBox="0 0 460 783" svg:d="M45 68c660-308 409 526 95 587l-140 128">
          <text:p/>
        </draw:path>
        <draw:path draw:style-name="gr1" draw:text-style-name="P1" draw:layer="layout" svg:width="1.147cm" svg:height="1.002cm" draw:transform="rotate (0.851720674973233) translate (1.51738078748607cm 7.05838081793795cm)" svg:viewBox="0 0 1148 1003" svg:d="M348 78c187 121 1150-404 665 287-207 294-515 401-788 566l-225 72">
          <text:p/>
        </draw:path>
        <draw:path draw:style-name="gr1" draw:text-style-name="P1" draw:layer="layout" svg:width="2.665cm" svg:height="8.499cm" draw:transform="rotate (-1.8147933562237) translate (12.4109475419574cm 6.4694106724185cm)" svg:viewBox="0 0 2666 8500" svg:d="M1973 8418c245-73 830 170 664-422-95-342-145-691-225-1035-85-363-216-718-271-1087-49-332-131-649-180-982-55-368-210-720-271-1088-67-401-114-806-142-1215-31-446-216-848-226-1291-8-378 83-803-119-1126-201-321-758-131-1042 67-386 270 34 704 105 1065 85 440 240 860 353 1291 84 321 160 645 241 967 87 353 203 700 263 1058 58 350 98 706 225 1034 121 312 158 617 233 936 77 326 134 652 211 974 76 318 270 591 354 906l8 30">
          <text:p/>
        </draw:path>
        <draw:path draw:style-name="gr1" draw:text-style-name="P1" draw:layer="layout" svg:width="4.439cm" svg:height="8.372cm" draw:transform="rotate (-1.5707963267949) translate (12.2152124120693cm 8.24899999999999cm)" svg:viewBox="0 0 4440 8373" svg:d="M0 8293c393 1 789 18 1182 0 376-17 746 68 1121 31 334-33 665 81 996 31 338-51 946 232 872-436-42-386 102-711 62-1089-39-370 0-747 0-1121 0-363 0-726 0-1089 0-425 25-851 0-1276-26-441 36-871 62-1308 21-353 187-701 125-1058-59-342 226-864-343-965-435-77-827 207-1245 249-432 44-794 295-1245 249-310-31-631 69-934 0-661-149-312 751-342 965-63 452 34 916 0 1370-32 428-7 852-62 1276-50 385 76 768 31 1152-41 353-26 706-31 1058-4 328-112 643-156 965-44 320-43 646 0 965l31 31z">
          <text:p/>
        </draw:path>
        <draw:path draw:style-name="gr1" draw:text-style-name="P1" draw:layer="layout" svg:width="0.938cm" svg:height="1.424cm" draw:transform="rotate (-2.48185819633594) translate (7.24206405641685cm 3.90647077992397cm)" svg:viewBox="0 0 939 1425" svg:d="M158 1048c623-441 522 729-11 268-355-308 9-849 292-680 485 289 731-498 207-470l-284-142 19-24">
          <text:p/>
        </draw:path>
        <draw:path draw:style-name="gr1" draw:text-style-name="P1" draw:layer="layout" svg:width="1.568cm" svg:height="1.998cm" draw:transform="rotate (-2.41466302013415) translate (3.45554719761091cm 15.1515904723509cm)" svg:viewBox="0 0 1569 1999" svg:d="M245 1458c664-389 479 741-36 509-393-177-165-668 132-757 368-111 846 19 1132-243 356-325-378-569-579-848l-227-119">
          <text:p/>
        </draw:path>
        <draw:path draw:style-name="gr1" draw:text-style-name="P1" draw:layer="layout" svg:width="3.577cm" svg:height="8.421cm" draw:transform="rotate (-1.5707963267949) translate (12.9609015569211cm 13.4738851699131cm)" svg:viewBox="0 0 3578 8422" svg:d="M533 8416c340-66 682-33 1028-62 330-28 687-96 996 31 432 178 561-320 591-622 43-431 54-851 62-1277 8-372 19-747 0-1120-20-408 20-808 63-1214 45-420 122-819 186-1245 59-393 52-787 32-1183-16-310 225-692-32-934-311-293-752-445-1182-498-395-48-781-157-1183-156-332 0-778-284-996-31-239 278 30 724 62 1090 36 413 33 832 0 1245-30 385 70 733 62 1121-8 376 41 747 31 1120-9 377 41 743 31 1121-9 353 60 704 63 1058 3 336-45 664-63 996v311l343 156 280 31">
          <text:p/>
        </draw:path>
        <draw:path draw:style-name="gr1" draw:text-style-name="P1" draw:layer="layout" svg:width="2.748cm" svg:height="5.867cm" draw:transform="rotate (-1.42959919030856) translate (10.967996694828cm 17.3578352906581cm)" svg:viewBox="0 0 2749 5868" svg:d="M0 5828c317 31 638 2 951-54 315-56 800 91 876-409 62-403 179-799 325-1181 127-333 233-678 272-1030 44-382 229-716 219-1101-7-323 104-637 106-959 1-410-464-547-785-677-309-126-623-537-920-383-335 174-53 743-127 1113-84 418-125 843-180 1264-44 340-113 678-113 1022 0 342-79 679-176 1012-89 306-214 592-254 908l-75 303-61 212z">
          <text:p/>
        </draw:path>
        <draw:path draw:style-name="gr1" draw:text-style-name="P1" draw:layer="layout" svg:width="2.912cm" svg:height="7.279cm" draw:transform="rotate (-1.32679929736609) translate (11.8499131757368cm 19.8453694803046cm)" svg:viewBox="0 0 2913 7280" svg:d="M69 7256c354 11 773 116 1049-220 229-278 383-604 550-921 183-348 216-739 338-1103 140-418 109-863 256-1283 116-332 170-683 285-1019 105-303 182-620 234-937 53-328 318-712-99-1019-310-228-428-740-839-754-431-14-423 762-490 1193-54 352-203 677-315 1012-121 359-157 729-241 1095-79 346-128 697-226 1034-96 333-84 686-218 1004-135 321-36 668-180 982l-83 333-75 302-15 60">
          <text:p/>
        </draw:path>
        <draw:path draw:style-name="gr1" draw:text-style-name="P1" draw:layer="layout" svg:width="4.046cm" svg:height="6.255cm" draw:transform="rotate (-1.34948857764202) translate (11.3208812794229cm 22.8485886364704cm)" svg:viewBox="0 0 4047 6256" svg:d="M15 6024c358-24 727-41 1074 50 312 82 624 84 938 83 333-1 815 323 970-196 136-456 209-931 314-1397 98-435 196-870 294-1306 94-415 221-824 280-1245 54-384 381-884-81-1199-294-201-509-545-883-613-338-62-670-222-1016-165-295 49-767-229-855 255-66 368-105 742-155 1113-51 382-109 763-161 1144-45 329-65 664-158 985-93 320-74 687-279 959-204 268-200 593-297 890l54 331 22 325-7 30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P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9T12:19:46.007892818</meta:creation-date>
    <dc:date>2022-10-19T13:38:50.814836870</dc:date>
    <meta:editing-duration>PT58M11S</meta:editing-duration>
    <meta:editing-cycles>1</meta:editing-cycles>
    <meta:document-statistic meta:object-count="15"/>
    <meta:generator>LibreOffice/6.4.7.2$Linux_X86_64 LibreOffice_project/40$Build-2</meta:generator>
  </office:meta>
</office:document-meta>
</file>